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333333" fo:border-left="none" fo:border-right="none" fo:border-top="0.74pt solid #000000"/>
      <style:text-properties fo:color="#ffff00"/>
    </style:style>
    <style:style style:name="ce5" style:family="table-cell" style:parent-style-name="Default">
      <style:table-cell-properties fo:background-color="#333333"/>
      <style:text-properties fo:color="#00a933"/>
    </style:style>
    <style:style style:name="ce6" style:family="table-cell" style:parent-style-name="Default">
      <style:table-cell-properties fo:background-color="#333333"/>
      <style:text-properties fo:color="#ff0000"/>
    </style:style>
    <style:style style:name="ce7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999999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333333" fo:border-left="none" fo:border-right="none" fo:border-top="0.74pt solid #000000"/>
      <style:text-properties fo:color="#ff0000"/>
    </style:style>
    <style:style style:name="ce10" style:family="table-cell" style:parent-style-name="Default">
      <style:table-cell-properties fo:border-bottom="none" fo:background-color="#333333" fo:border-left="none" fo:border-right="0.74pt solid #000000" fo:border-top="0.74pt solid #000000"/>
      <style:text-properties fo:color="#ff0000"/>
    </style:style>
    <style:style style:name="ce11" style:family="table-cell" style:parent-style-name="Default">
      <style:table-cell-properties fo:border-bottom="none" fo:background-color="#333333" fo:border-left="none" fo:border-right="0.74pt solid #000000" fo:border-top="none"/>
      <style:text-properties fo:color="#00a933"/>
    </style:style>
    <style:style style:name="ce12" style:family="table-cell" style:parent-style-name="Default">
      <style:table-cell-properties fo:border-bottom="0.74pt solid #000000" fo:background-color="#333333" fo:border-left="none" fo:border-right="0.74pt solid #000000" fo:border-top="none"/>
      <style:text-properties fo:color="#ff0000"/>
    </style:style>
    <style:style style:name="ce13" style:family="table-cell" style:parent-style-name="Default">
      <style:table-cell-properties fo:border-bottom="none" fo:background-color="#333333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333333" fo:border-left="none" fo:border-right="0.74pt solid #000000" fo:border-top="none"/>
      <style:text-properties fo:color="#ff0000"/>
    </style:style>
    <style:style style:name="ce15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6" style:family="table-cell" style:parent-style-name="Default">
      <style:table-cell-properties fo:background-color="#333333"/>
      <style:text-properties fo:color="#ffff00"/>
    </style:style>
    <style:style style:name="ce17" style:family="table-cell" style:parent-style-name="Default">
      <style:table-cell-properties fo:border-bottom="none" fo:background-color="#333333" fo:border-left="none" fo:border-right="0.74pt solid #000000" fo:border-top="0.74pt solid #000000"/>
    </style:style>
    <style:style style:name="ce18" style:family="table-cell" style:parent-style-name="Default">
      <style:text-properties fo:color="#ff0000"/>
    </style:style>
    <style:style style:name="ce19" style:family="table-cell" style:parent-style-name="Default">
      <style:table-cell-properties fo:border-bottom="none" fo:background-color="#333333" fo:border-left="none" fo:border-right="0.74pt solid #000000" fo:border-top="0.74pt solid #000000"/>
      <style:text-properties fo:color="#00a933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order-bottom="0.74pt solid #000000" fo:background-color="#333333" fo:border-left="none" fo:border-right="0.74pt solid #000000" fo:border-top="none"/>
      <style:text-properties fo:color="#00a933"/>
    </style:style>
    <style:style style:name="ce22" style:family="table-cell" style:parent-style-name="Default">
      <style:table-cell-properties fo:border-bottom="none" fo:background-color="#333333" fo:border-left="none" fo:border-right="none" fo:border-top="0.74pt solid #000000"/>
    </style:style>
    <style:style style:name="gr1" style:family="graphic" style:parent-style-name="Default">
      <style:graphic-properties svg:stroke-width="0.0201in" svg:stroke-color="#000000" draw:marker-start="" draw:marker-start-width="0.1087in" draw:marker-end="Arrowheads_20_2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2" style:family="graphic" style:parent-style-name="Default">
      <style:graphic-properties svg:stroke-width="0.0201in" svg:stroke-color="#000000" draw:marker-start-width="0.1087in" draw:marker-end="Arrowheads_20_2" draw:marker-end-width="0.1087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path draw:z-index="0" draw:name="Bézier curve 1" draw:style-name="gr1" draw:text-style-name="P1" svg:width="3.6091in" svg:height="0.7004in" draw:transform="rotate (-3.14159265358979) translate (7.84763779527559in 1.55787401574803in)" svg:viewBox="0 0 9168 1780" svg:d="M0 1780c8150 0 9168-1780 9168-1780">
            <text:p/>
          </draw:path>
          <draw:path draw:z-index="1" draw:name="Bézier curve 2" draw:style-name="gr2" draw:text-style-name="P1" svg:width="2.8547in" svg:height="1.1961in" draw:transform="rotate (-1.96768419869841) translate (4.60479609272691in 3.25428998596382in)" svg:viewBox="0 0 7252 3039" svg:d="M0 3039c5127 1 7252-3039 7252-3039">
            <text:p/>
          </draw:path>
          <draw:path draw:z-index="2" draw:name="Bézier curve 3" draw:style-name="gr2" draw:text-style-name="P1" svg:width="2.8366in" svg:height="1.5398in" draw:transform="rotate (-0.80337505469299) translate (5.00032644573601in 5.926233554157in)" svg:viewBox="0 0 7206 3912" svg:d="M0 3912c4798 1 7206-3912 7206-3912">
            <text:p/>
          </draw:path>
          <draw:path draw:z-index="3" draw:name="Bézier curve 4" draw:style-name="gr2" draw:text-style-name="P1" svg:width="3.5752in" svg:height="1.0543in" draw:transform="rotate (0.0179768912955416) translate (10.7558422149556in 6.97687033440489in)" svg:viewBox="0 0 9082 2679" svg:d="M0 2679c8867 0 9082-2679 9082-2679">
            <text:p/>
          </draw:path>
          <draw:path draw:z-index="4" draw:name="Bézier curve 5" draw:style-name="gr2" draw:text-style-name="P1" svg:width="2.9083in" svg:height="0.4634in" draw:transform="skewX (0.456927198172115) rotate (1.19485240591532) translate (14.3297518531176in 5.55726051247193in)" svg:viewBox="0 0 7388 1178" svg:d="M0 1178c6315 2 7388-1178 7388-1178">
            <text:p/>
          </draw:path>
          <draw:path draw:z-index="5" draw:name="Bézier curve 6" draw:style-name="gr2" draw:text-style-name="P1" svg:width="5.0496in" svg:height="2.4661in" draw:transform="skewX (-0.165980811864661) rotate (2.50088228518267) translate (13.9784718690248in 3.89722560997709in)" svg:viewBox="0 0 12827 6265" svg:d="M0 6265c3662 0 12827-6265 12827-6265">
            <text:p/>
          </draw:path>
          <draw:path draw:z-index="6" draw:name="Bézier curve 7" draw:style-name="gr1" draw:text-style-name="P1" svg:width="3.0043in" svg:height="0.5512in" draw:transform="rotate (0.482234472326033) translate (3.86344227330109in 5.61792228065331in)" svg:viewBox="0 0 7632 1401" svg:d="M0 1401c5842 1 7632-1401 7632-1401">
            <text:p/>
          </draw:path>
          <draw:path draw:z-index="7" draw:name="Bézier curve 8" draw:style-name="gr2" draw:text-style-name="P1" svg:width="1.7106in" svg:height="0.5217in" draw:transform="rotate (0.72640603468004) translate (7.11106715635844in 2.70493215063236in)" svg:viewBox="0 0 4346 1326" svg:d="M0 1326c3720 0 4346-1326 4346-1326">
            <text:p/>
          </draw:path>
          <draw:path draw:z-index="8" draw:name="Bézier curve 9" draw:style-name="gr1" draw:text-style-name="P1" svg:width="1.6689in" svg:height="0.3445in" draw:transform="rotate (2.63265464370825) translate (13.0783691028652in 6.59613287721111in)" svg:viewBox="0 0 4240 876" svg:d="M0 876c3216 0 4240-876 4240-876">
            <text:p/>
          </draw:path>
          <draw:path draw:z-index="9" draw:name="Bézier curve 10" draw:style-name="gr1" draw:text-style-name="P1" svg:width="1.5657in" svg:height="0.4165in" draw:transform="rotate (-2.99027260744189) translate (6.18767764215996in 6.18437769888606in)" svg:viewBox="0 0 3978 1059" svg:d="M0 1059c2646 0 3978-1059 3978-1059">
            <text:p/>
          </draw:path>
          <draw:path draw:z-index="10" draw:name="Bézier curve 11" draw:style-name="gr2" draw:text-style-name="P1" svg:width="2.0827in" svg:height="0.7862in" draw:transform="rotate (-1.39539073696947) translate (10.1404314384695in 1.36821705974815in)" svg:viewBox="0 0 5291 1998" svg:d="M0 1998c4101 0 5291-1998 5291-1998">
            <text:p/>
          </draw:path>
          <draw:path draw:z-index="11" draw:name="Bézier curve 12" draw:style-name="gr2" draw:text-style-name="P1" svg:width="1.9693in" svg:height="0.6846in" draw:transform="rotate (-1.16361101230462) translate (12.7372597370582in 3.87990383016897in)" svg:viewBox="0 0 5003 1740" svg:d="M0 1740c2922 0 5003-1740 5003-1740">
            <text:p/>
          </draw:path>
        </table:shapes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State 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9"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r_1_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Tr_3_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10" office:value-type="string" calcext:value-type="string">
            <text:p>R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22" office:value-type="string" calcext:value-type="string">
            <text:p><text:span text:style-name="T1">R</text:span><text:span text:style-name="T2">Y</text:span></text:p>
          </table:table-cell>
          <table:table-cell table:style-name="ce22" office:value-type="string" calcext:value-type="string">
            <text:p><text:span text:style-name="T1">R</text:span><text:span text:style-name="T2">Y</text:span></text:p>
          </table:table-cell>
          <table:table-cell table:style-name="ce19" office:value-type="string" calcext:value-type="string">
            <text:p>G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11" office:value-type="string" calcext:value-type="string">
            <text:p>G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R</text:p>
          </table:table-cell>
          <table:table-cell table:style-name="ce20" office:value-type="string" calcext:value-type="string">
            <text:p><text:span text:style-name="T1">R</text:span><text:span text:style-name="T2">Y</text:span></text:p>
          </table:table-cell>
          <table:table-cell table:style-name="ce13" office:value-type="string" calcext:value-type="string">
            <text:p><text:span text:style-name="T1">R</text:span><text:span text:style-name="T2">Y</text:span>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3" office:value-type="string" calcext:value-type="string">
            <text:p><text:span text:style-name="T1">R</text:span><text:span text:style-name="T2">Y</text:span></text:p>
          </table:table-cell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number-columns-repeated="4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Y</text:p>
          </table:table-cell>
          <table:table-cell table:number-columns-repeated="3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</table:table-row>
        <table:table-row table:style-name="ro1">
          <table:table-cell table:number-columns-repeated="2"/>
          <table:table-cell table:style-name="ce3"/>
          <table:table-cell table:style-name="ce7" office:value-type="string" calcext:value-type="string">
            <text:p>3s</text:p>
          </table:table-cell>
          <table:table-cell table:style-name="ce7" office:value-type="string" calcext:value-type="string">
            <text:p>2s</text:p>
          </table:table-cell>
          <table:table-cell table:style-name="ce15" office:value-type="string" calcext:value-type="string">
            <text:p>2s</text:p>
          </table:table-cell>
          <table:table-cell table:number-columns-repeated="8"/>
          <table:table-cell table:style-name="ce3"/>
          <table:table-cell table:number-columns-repeated="2" table:style-name="ce7" office:value-type="string" calcext:value-type="string">
            <text:p>3s</text:p>
          </table:table-cell>
          <table:table-cell table:number-columns-repeated="2" table:style-name="ce7" office:value-type="string" calcext:value-type="string">
            <text:p>1s</text:p>
          </table:table-cell>
          <table:table-cell table:style-name="ce15" office:value-type="string" calcext:value-type="string">
            <text:p>1s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TR_2_1</text:p>
          </table:table-cell>
          <table:table-cell table:number-columns-repeated="6"/>
          <table:table-cell office:value-type="string" calcext:value-type="string">
            <text:p>Tr_1_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17" office:value-type="string" calcext:value-type="string">
            <text:p><text:span text:style-name="T1">R</text:span><text:span text:style-name="T2">Y</text:span>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Y</text:p>
          </table:table-cell>
          <table:table-cell table:style-name="ce9" office:value-type="string" calcext:value-type="string">
            <text:p>R</text:p>
          </table:table-cell>
          <table:table-cell table:style-name="ce10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11" office:value-type="string" calcext:value-type="string">
            <text:p>G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Y</text:p>
          </table:table-cell>
          <table:table-cell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Y</text:p>
          </table:table-cell>
          <table:table-cell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3" office:value-type="string" calcext:value-type="string">
            <text:p><text:span text:style-name="T1">R</text:span><text:span text:style-name="T2">Y</text:span>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2" table:style-name="ce7" office:value-type="string" calcext:value-type="string">
            <text:p>3s</text:p>
          </table:table-cell>
          <table:table-cell table:style-name="ce15" office:value-type="string" calcext:value-type="string">
            <text:p>2s</text:p>
          </table:table-cell>
          <table:table-cell table:style-name="ce18"/>
          <table:table-cell table:number-columns-repeated="2"/>
          <table:table-cell table:style-name="ce3"/>
          <table:table-cell table:style-name="ce7" office:value-type="string" calcext:value-type="string">
            <text:p>3s</text:p>
          </table:table-cell>
          <table:table-cell table:style-name="ce7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number-columns-repeated="4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Tr_3_2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4" table:style-name="ce9" office:value-type="string" calcext:value-type="string">
            <text:p>R</text:p>
          </table:table-cell>
          <table:table-cell table:style-name="ce10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number-columns-repeated="4" table:style-name="ce6" office:value-type="string" calcext:value-type="string">
            <text:p>R</text:p>
          </table:table-cell>
          <table:table-cell table:style-name="ce13" office:value-type="string" calcext:value-type="string">
            <text:p><text:span text:style-name="T1">R</text:span><text:span text:style-name="T2">Y</text:span>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20" office:value-type="string" calcext:value-type="string">
            <text:p><text:span text:style-name="T1">R</text:span><text:span text:style-name="T2">Y</text:span></text:p>
          </table:table-cell>
          <table:table-cell table:style-name="ce5" office:value-type="string" calcext:value-type="string">
            <text:p>G</text:p>
          </table:table-cell>
          <table:table-cell table:style-name="ce11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Y</text:p>
          </table:table-cell>
          <table:table-cell table:number-columns-repeated="3"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tate 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tate 2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3s</text:p>
          </table:table-cell>
          <table:table-cell table:style-name="ce7" office:value-type="string" calcext:value-type="string">
            <text:p>1s</text:p>
          </table:table-cell>
          <table:table-cell table:style-name="ce7" office:value-type="string" calcext:value-type="string">
            <text:p>2s</text:p>
          </table:table-cell>
          <table:table-cell table:style-name="ce7" office:value-type="string" calcext:value-type="string">
            <text:p>1s</text:p>
          </table:table-cell>
          <table:table-cell table:style-name="ce15" office:value-type="string" calcext:value-type="string">
            <text:p>2s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R</text:p>
          </table:table-cell>
          <table:table-cell table:number-columns-repeated="10"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G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G</text:p>
          </table:table-cell>
          <table:table-cell table:number-columns-repeated="10"/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Tr_2_3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R</text:p>
          </table:table-cell>
          <table:table-cell table:style-name="ce10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Y</text:p>
          </table:table-cell>
          <table:table-cell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Y</text:p>
          </table:table-cell>
          <table:table-cell table:style-name="ce6" office:value-type="string" calcext:value-type="string">
            <text:p>R</text:p>
          </table:table-cell>
          <table:table-cell table:style-name="ce14"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13" office:value-type="string" calcext:value-type="string">
            <text:p><text:span text:style-name="T1">R</text:span><text:span text:style-name="T2">Y</text:span>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3"/>
          <table:table-cell table:style-name="ce7" office:value-type="string" calcext:value-type="string">
            <text:p>3s</text:p>
          </table:table-cell>
          <table:table-cell table:style-name="ce7" office:value-type="string" calcext:value-type="string">
            <text:p>5s</text:p>
          </table:table-cell>
          <table:table-cell table:style-name="ce15" office:value-type="string" calcext:value-type="string">
            <text:p>2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2" draw:display-name="Arrowheads 2" svg:viewBox="0 7 20 13" svg:d="M0 20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3:59:15.013348202</meta:creation-date>
    <dc:date>2025-11-21T15:22:39.575214517</dc:date>
    <meta:editing-duration>PT49M40S</meta:editing-duration>
    <meta:editing-cycles>1</meta:editing-cycles>
    <meta:document-statistic meta:table-count="1" meta:cell-count="168" meta:object-count="12"/>
    <meta:generator>LibreOffice/25.8.2.2$Linux_X86_64 LibreOffice_project/580$Build-2</meta:generator>
  </office:meta>
</office:document-meta>
</file>